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c60c" officeooo:paragraph-rsid="0016c60c"/>
    </style:style>
    <style:style style:name="P2" style:family="paragraph" style:parent-style-name="Standard">
      <style:text-properties officeooo:rsid="00173a9e" officeooo:paragraph-rsid="00173a9e"/>
    </style:style>
    <style:style style:name="P3" style:family="paragraph" style:parent-style-name="Standard">
      <style:text-properties officeooo:rsid="00179e74" officeooo:paragraph-rsid="00179e74"/>
    </style:style>
    <style:style style:name="P4" style:family="paragraph" style:parent-style-name="Standard">
      <style:text-properties officeooo:rsid="00194168" officeooo:paragraph-rsid="00194168"/>
    </style:style>
    <style:style style:name="P5" style:family="paragraph" style:parent-style-name="Standard">
      <style:text-properties officeooo:rsid="001b2868" officeooo:paragraph-rsid="001b2868"/>
    </style:style>
    <style:style style:name="P6" style:family="paragraph" style:parent-style-name="Standard">
      <style:text-properties officeooo:rsid="001d09a3" officeooo:paragraph-rsid="001d09a3"/>
    </style:style>
    <style:style style:name="P7" style:family="paragraph" style:parent-style-name="Standard">
      <style:text-properties officeooo:rsid="001ef820" officeooo:paragraph-rsid="001ef820"/>
    </style:style>
    <style:style style:name="P8" style:family="paragraph" style:parent-style-name="Standard">
      <style:text-properties officeooo:rsid="0020a829" officeooo:paragraph-rsid="0020a829"/>
    </style:style>
    <style:style style:name="P9" style:family="paragraph" style:parent-style-name="Standard">
      <style:text-properties officeooo:rsid="0021b741" officeooo:paragraph-rsid="0021b741"/>
    </style:style>
    <style:style style:name="P10" style:family="paragraph" style:parent-style-name="Standard">
      <style:text-properties officeooo:rsid="002381a7" officeooo:paragraph-rsid="002381a7"/>
    </style:style>
    <style:style style:name="P11" style:family="paragraph" style:parent-style-name="Standard">
      <style:text-properties officeooo:rsid="0024e6b0" officeooo:paragraph-rsid="0024e6b0"/>
    </style:style>
    <style:style style:name="P12" style:family="paragraph" style:parent-style-name="Standard">
      <style:text-properties officeooo:paragraph-rsid="0016c60c"/>
    </style:style>
    <style:style style:name="P13" style:family="paragraph" style:parent-style-name="Standard">
      <style:text-properties officeooo:rsid="0027b313" officeooo:paragraph-rsid="0027b313"/>
    </style:style>
    <style:style style:name="P14" style:family="paragraph" style:parent-style-name="Standard">
      <style:text-properties officeooo:rsid="002c61aa" officeooo:paragraph-rsid="002c61aa"/>
    </style:style>
    <style:style style:name="P15" style:family="paragraph" style:parent-style-name="Standard">
      <style:text-properties officeooo:rsid="002d4f77" officeooo:paragraph-rsid="002d4f77"/>
    </style:style>
    <style:style style:name="P16" style:family="paragraph" style:parent-style-name="Standard">
      <style:text-properties officeooo:rsid="002dcee4" officeooo:paragraph-rsid="002dcee4"/>
    </style:style>
    <style:style style:name="P17" style:family="paragraph" style:parent-style-name="Standard">
      <style:text-properties officeooo:rsid="002df7da" officeooo:paragraph-rsid="002df7da"/>
    </style:style>
    <style:style style:name="P18" style:family="paragraph" style:parent-style-name="Standard">
      <style:text-properties officeooo:rsid="002f58b4" officeooo:paragraph-rsid="002f58b4"/>
    </style:style>
    <style:style style:name="P19" style:family="paragraph" style:parent-style-name="Standard">
      <style:text-properties officeooo:rsid="002faa29" officeooo:paragraph-rsid="002faa29"/>
    </style:style>
    <style:style style:name="P20" style:family="paragraph" style:parent-style-name="Standard">
      <style:text-properties officeooo:rsid="0030fd34" officeooo:paragraph-rsid="0030fd34"/>
    </style:style>
    <style:style style:name="P21" style:family="paragraph" style:parent-style-name="Standard">
      <style:text-properties officeooo:rsid="003257fe" officeooo:paragraph-rsid="003257fe"/>
    </style:style>
    <style:style style:name="P22" style:family="paragraph" style:parent-style-name="Standard">
      <style:text-properties officeooo:rsid="0033eabe" officeooo:paragraph-rsid="0033eabe"/>
    </style:style>
    <style:style style:name="P23" style:family="paragraph" style:parent-style-name="Standard">
      <style:text-properties officeooo:rsid="003495ac" officeooo:paragraph-rsid="003495ac"/>
    </style:style>
    <style:style style:name="P24" style:family="paragraph" style:parent-style-name="Standard">
      <style:text-properties officeooo:rsid="0037f231" officeooo:paragraph-rsid="0037f231"/>
    </style:style>
    <style:style style:name="P25" style:family="paragraph" style:parent-style-name="Standard">
      <style:text-properties officeooo:rsid="00384964" officeooo:paragraph-rsid="00384964"/>
    </style:style>
    <style:style style:name="T1" style:family="text">
      <style:text-properties officeooo:rsid="0016c60c"/>
    </style:style>
    <style:style style:name="T2" style:family="text">
      <style:text-properties officeooo:rsid="0026744f"/>
    </style:style>
    <style:style style:name="T3" style:family="text">
      <style:text-properties officeooo:rsid="0027b313"/>
    </style:style>
    <style:style style:name="T4" style:family="text">
      <style:text-properties officeooo:rsid="002a92b3"/>
    </style:style>
    <style:style style:name="T5" style:family="text">
      <style:text-properties officeooo:rsid="00310801"/>
    </style:style>
    <style:style style:name="T6" style:family="text">
      <style:text-properties officeooo:rsid="0035fa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For the making of the book.php update function look back at the insertbook and update password pages for how this </text:span><text:span text:style-name="T2">can be</text:span><text:span text:style-name="T1"> done.</text:span></text:p>
      <text:p text:style-name="P1"/>
      <text:p text:style-name="P13">Pick a method:</text:p>
      <text:p text:style-name="P1">Replace the image by giving the new image (if any) the same name as <text:span text:style-name="T3">the old one as</text:span> it is uploaded or delete the old one first and then upload the new image and change the name in the database.</text:p>
      <text:p text:style-name="P1"/>
      <text:p text:style-name="P2">Also add a delete button?</text:p>
      <text:p text:style-name="P2"/>
      <text:p text:style-name="P3">After a sucessful edit refresh the page, <text:span text:style-name="T4">look into how with php</text:span>.</text:p>
      <text:p text:style-name="P3">Or with a delete redirect to index.</text:p>
      <text:p text:style-name="P2"/>
      <text:p text:style-name="P2">Another check to see if there is another uploaded image?</text:p>
      <text:p text:style-name="P2">If $image != “”</text:p>
      <text:p text:style-name="P2"/>
      <text:p text:style-name="P3">Look into screen reader optiminzation?</text:p>
      <text:p text:style-name="P3"/>
      <text:p text:style-name="P4">Heb ik er al voor gezorgd dat de username van een user uniek is?</text:p>
      <text:p text:style-name="P11">En de email ook?</text:p>
      <text:p text:style-name="P18">En dat in het bouwfase raport gezet?</text:p>
      <text:p text:style-name="P18">Enige dat nodig is is dat een query met de nieuwe registratie username een resultaat geeft.</text:p>
      <text:p text:style-name="P19">Select x from users where $username = username</text:p>
      <text:p text:style-name="P19">if selection is not empty – error</text:p>
      <text:p text:style-name="P4"/>
      <text:p text:style-name="P5">In boek.php zorg ervoor dat het plaatje altijd dezelfde groote heeft.</text:p>
      <text:p text:style-name="P7">Look up the css for this</text:p>
      <text:p text:style-name="P5"/>
      <text:p text:style-name="P6">Bouwfase/Testraport opmooien en afmaken </text:p>
      <text:p text:style-name="P6"/>
      <text:p text:style-name="P8">Ook een knop om te zoeken op author?</text:p>
      <text:p text:style-name="P8"/>
      <text:p text:style-name="P9">Als ik van boek.php terug ga naar de vorige pagina is er een error, mischien kan ik de session variable gebruiken om dit te verhelpen?</text:p>
      <text:p text:style-name="P9"/>
      <text:p text:style-name="P10">Put the navbar in an include once file and make sure to look at the different ones I now have on some of the pages and make a final one.</text:p>
      <text:p text:style-name="P10"/>
      <text:p text:style-name="P14">Upload entire project folder to a private Git repo just for ease of mind.</text:p>
      <text:p text:style-name="P15">Also the extracted database</text:p>
      <text:p text:style-name="P15"/>
      <text:p text:style-name="P16">Keep the CMS stuff I did with Tabe around as example for when I refactor this project to using OOP.</text:p>
      <text:p text:style-name="P16"/>
      <text:p text:style-name="P17">Look into “’Kite” autocoplete for VSC.</text:p>
      <text:p text:style-name="P17"/>
      <text:p text:style-name="P17">What does “extract method” do?</text:p>
      <text:p text:style-name="P17"/>
      <text:p text:style-name="P20">For the edit funciton SQL statement I have to make it so only the fields with inputs overwrite what is already there. Find out how. <text:span text:style-name="T5">Maybe just several if statments with different sql statments within?</text:span></text:p>
      <text:p text:style-name="P21">A change to a variable for every field that is set? No, too many combinations.</text:p>
      <text:p text:style-name="P22">Maybe a different update statement for each field if that field is not empty?</text:p>
      <text:p text:style-name="P22"/>
      <text:p text:style-name="P23"><text:soft-page-break/>The error messages of boek.php need to be changed so they show up just above the edit form.</text:p>
      <text:p text:style-name="P23">As they are now they should show up above the navbar. <text:span text:style-name="T6">For something similar I think I have an inspiration in the sign up page. The idea is to put all the relevant ones in an array and loop through that along with giving it the right markup (red color for one)</text:span></text:p>
      <text:p text:style-name="P23"/>
      <text:p text:style-name="P24">Have I remembered to check the filesize in book.php?</text:p>
      <text:p text:style-name="P24">I don’t recall seeing that js function being called in there, maybe have a look at upload on where I put it there.</text:p>
      <text:p text:style-name="P24"/>
      <text:p text:style-name="P25">Ik heb dat beetje hosting van school terug gevonden maar het is heel lang dat ik het gebruikt heb. Morgen Tabe even vragen voor een refresher daar ov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2T13:52:14.596000000</meta:creation-date>
    <dc:date>2021-05-25T10:59:44.984000000</dc:date>
    <meta:editing-duration>P14DT23H8M21S</meta:editing-duration>
    <meta:editing-cycles>23</meta:editing-cycles>
    <meta:generator>LibreOffice/6.4.0.3$Windows_X86_64 LibreOffice_project/b0a288ab3d2d4774cb44b62f04d5d28733ac6df8</meta:generator>
    <meta:document-statistic meta:table-count="0" meta:image-count="0" meta:object-count="0" meta:page-count="2" meta:paragraph-count="34" meta:word-count="491" meta:character-count="2580" meta:non-whitespace-character-count="2121"/>
  </office:meta>
</office:document-meta>
</file>